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Type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table:style-name="Default" table:number-columns-repeated="770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stablish connection with device and PO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table:style-name="ce7" office:value-type="float" office:value="130" calcext:value-type="float">
            <text:p>130</text:p>
          </table:table-cell>
          <table:table-cell table:style-name="ce12" office:value-type="string" calcext:value-type="string">
            <text:p>Connection established</text:p>
          </table:table-cell>
          <table:table-cell table:style-name="ce7"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heck current depth with offset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heck current depth without offset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Default" office:value-type="string" calcext:value-type="string">
            <text:p>Check flow rat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heck log file siz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9" office:value-type="string" calcext:value-type="string">
            <text:p>Upload log data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Upload activity log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Upload config fil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Upload SMS log fil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et current device tim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et device tim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Update config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lear contents of data log fil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lear contents of activity log fil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lear contents of SMS log fil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eset the devic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heck GSM statu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heck GSM SIM statu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heck GSM signal quality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end SMS type A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end SMS type B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end SMS type C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02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02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02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02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02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023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023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02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023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02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UploadStatus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active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quiring for number of entries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Waiting to receive all data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All data received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Upload interrupted/data incomplete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Processing received data</text:p>
          </table:table-cell>
          <table:table-cell table:number-columns-repeated="1022"/>
        </table:table-row>
        <table:table-row table:style-name="ro1" table:number-rows-repeated="3">
          <table:table-cell/>
          <table:table-cell table:style-name="ce9"/>
          <table:table-cell table:number-columns-repeated="1022"/>
        </table:table-row>
        <table:table-row table:style-name="ro1" table:number-rows-repeated="6">
          <table:table-cell/>
          <table:table-cell table:style-name="ce10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ngoingOperation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Upload</text:p>
          </table:table-cell>
          <table:table-cell table:number-columns-repeated="1022"/>
        </table:table-row>
        <table:table-row table:style-name="ro1" table:number-rows-repeated="7">
          <table:table-cell/>
          <table:table-cell table:style-name="ce9"/>
          <table:table-cell table:number-columns-repeated="1022"/>
        </table:table-row>
        <table:table-row table:style-name="ro1" table:number-rows-repeated="6">
          <table:table-cell/>
          <table:table-cell table:style-name="ce10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tting codes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anInterval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depthOffset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depthSamplingCount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alertRecipientsCount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alertRecipients</text:p>
          </table:table-cell>
          <table:table-cell table:number-columns-repeated="1022"/>
        </table:table-row>
        <table:table-row table:style-name="ro1" table:number-rows-repeated="3">
          <table:table-cell/>
          <table:table-cell table:style-name="ce9"/>
          <table:table-cell table:number-columns-repeated="1022"/>
        </table:table-row>
        <table:table-row table:style-name="ro1" table:number-rows-repeated="6">
          <table:table-cell/>
          <table:table-cell table:style-name="ce10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ivity Log Code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wer On standard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wer On while connected to app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Unsuccessful power on</text:p>
          </table:table-cell>
          <table:table-cell table:number-columns-repeated="1022"/>
        </table:table-row>
        <table:table-row table:style-name="ro1" table:number-rows-repeated="6">
          <table:table-cell/>
          <table:table-cell table:style-name="ce9"/>
          <table:table-cell table:number-columns-repeated="1022"/>
        </table:table-row>
        <table:table-row table:style-name="ro1" table:number-rows-repeated="6">
          <table:table-cell/>
          <table:table-cell table:style-name="ce10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13:50:14.4453019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9:57:53.846743945</meta:creation-date>
    <meta:generator>LibreOffice/6.2.8.2$Linux_X86_64 LibreOffice_project/20$Build-2</meta:generator>
    <dc:date>2020-01-21T23:01:52.583348758</dc:date>
    <meta:editing-duration>P2DT17H19M35S</meta:editing-duration>
    <meta:editing-cycles>59</meta:editing-cycles>
    <meta:document-statistic meta:table-count="5" meta:cell-count="128" meta:object-count="0"/>
  </office:meta>
</office:document-meta>
</file>